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3.113cm"/>
    </style:style>
    <style:style style:name="co14" style:family="table-column">
      <style:table-column-properties fo:break-before="auto" style:column-width="5.782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276cm"/>
    </style:style>
    <style:style style:name="co17" style:family="table-column">
      <style:table-column-properties fo:break-before="auto" style:column-width="4.692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2.995cm"/>
    </style:style>
    <style:style style:name="co20" style:family="table-column">
      <style:table-column-properties fo:break-before="auto" style:column-width="8.142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0"/>
    <style:style style:name="ce2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b3b3b3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ffff00"/>
    </style:style>
    <style:style style:name="ce21" style:family="table-cell" style:parent-style-name="Default" style:data-style-name="N1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22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1">
      <style:table-cell-properties fo:background-color="#b3b3b3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ackground-color="#b3b3b3"/>
    </style:style>
    <style:style style:name="ce18" style:family="table-cell" style:parent-style-name="Default" style:data-style-name="N2">
      <style:table-cell-properties fo:background-color="#ffff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2">
      <style:table-cell-properties fo:background-color="transparen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Update Trains only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Move trains without generating Incidents"/>
              </form:properties>
              <office:event-listeners>
                <script:event-listener script:language="ooo:script" script:event-name="dom:mousedown" xlink:href="vnd.sun.star.script:kitten|test.py$update_line?language=Python&amp;location=user" xlink:type="simple"/>
              </office:event-listeners>
            </form:button>
            <form:button form:name="Push Button 2" form:control-implementation="ooo:com.sun.star.form.component.CommandButton" xml:id="control2" form:id="control2" form:label="Reset Train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Move trains to start-of-day positions"/>
              </form:properties>
              <office:event-listeners>
                <script:event-listener script:language="ooo:script" script:event-name="dom:mousedown" xlink:href="vnd.sun.star.script:kitten|test.py$reset_line?language=Python&amp;location=user" xlink:type="simple"/>
              </office:event-listeners>
            </form:button>
            <form:button form:name="Push Button 2" form:control-implementation="ooo:com.sun.star.form.component.CommandButton" xml:id="control3" form:id="control3" form:label="Run Sta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Move trains &amp; generate incidents"/>
              </form:properties>
              <office:event-listeners>
                <script:event-listener script:language="ooo:script" script:event-name="dom:mousedown" xlink:href="vnd.sun.star.script:kitten|test.py$do_stage?language=Python&amp;location=user" xlink:type="simple"/>
              </office:event-listeners>
            </form:button>
          </form:form>
        </office:forms>
        <table:shapes>
          <draw:control draw:z-index="0" draw:text-style-name="P1" svg:width="4.46cm" svg:height="1.036cm" svg:x="1.897cm" svg:y="12.936cm" draw:control="control1"/>
          <draw:control draw:z-index="1" draw:text-style-name="P1" svg:width="4.454cm" svg:height="1.036cm" svg:x="7.184cm" svg:y="12.909cm" draw:control="control2"/>
          <draw:control draw:z-index="2" draw:text-style-name="P1" svg:width="4.42cm" svg:height="1.018cm" svg:x="2cm" svg:y="14.601c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56" table:default-cell-style-name="Default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ation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ation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epot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i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itial_Train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Turnaround%W-E</text:p>
          </table:table-cell>
          <table:table-cell table:style-name="ce3" table:number-columns-repeated="4"/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table:number-columns-repeated="56"/>
        </table:table-row>
        <table:table-row table:style-name="ro1">
          <table:table-cell table:style-name="ce3" office:value-type="string" calcext:value-type="string">
            <text:p>Turnaround%E-W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TrainsW-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ainsE-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st_Train_TimeW-E</text:p>
          </table:table-cell>
          <table:table-cell table:number-columns-repeated="2"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st_Train_TimeE-W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2" table:style-name="ce3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assenge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tion_Attractivene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in_Freq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Line_Name</text:p>
          </table:table-cell>
          <table:table-cell office:value-type="string" calcext:value-type="string">
            <text:p>Test Line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Current_Time</text:p>
          </table:table-cell>
          <table:table-cell office:value-type="float" office:value="65" calcext:value-type="float">
            <text:p>65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Delays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Line_Attractiveness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table:style-name="ce2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6"/>
          <table:table-cell table:number-columns-repeated="56"/>
        </table:table-row>
        <table:table-row table:style-name="ro1" table:number-rows-repeated="2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ODO: Implement Turnarounds (when no train in opp direction)</text:p>
          </table:table-cell>
          <table:table-cell table:number-columns-repeated="62"/>
        </table:table-row>
        <table:named-expressions>
          <table:named-range table:name="Data" table:base-cell-address="$Line.$A$1" table:cell-range-address="$Line.$A$1:.$H$16"/>
          <table:named-range table:name="Test" table:base-cell-address="$Line.$A$19" table:cell-range-address="$Line.$A$27:.$D$29"/>
        </table:named-expressions>
      </table:table>
      <table:table table:name="Incident_Typ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4" form:id="control4" form:label="Calculate Likelihoo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incident_types_likelihood?language=Python&amp;location=user" xlink:type="simple"/>
              </office:event-listeners>
            </form:button>
            <form:button form:name="Push Button 2" form:control-implementation="ooo:com.sun.star.form.component.CommandButton" xml:id="control5" form:id="control5" form:label="Generate Inciden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generate_incidents?language=Python&amp;location=user" xlink:type="simple"/>
              </office:event-listeners>
            </form:button>
          </form:form>
        </office:forms>
        <table:shapes>
          <draw:control draw:z-index="0" draw:text-style-name="P1" svg:width="6.036cm" svg:height="1.249cm" svg:x="2.514cm" svg:y="5.87cm" draw:control="control4"/>
          <draw:control draw:z-index="1" draw:text-style-name="P1" svg:width="5.981cm" svg:height="1.169cm" svg:x="2.569cm" svg:y="7.729cm" draw:control="control5"/>
        </table:shapes>
        <table:table-column table:style-name="co6" table:default-cell-style-name="ce6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row table:style-name="ro1">
          <table:table-cell office:value-type="string" calcext:value-type="string">
            <text:p>Incident_Type</text:p>
          </table:table-cell>
          <table:table-cell office:value-type="string" calcext:value-type="string">
            <text:p>Incident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Expected_Impact</text:p>
          </table:table-cell>
          <table:table-cell office:value-type="string" calcext:value-type="string">
            <text:p>Inverse_Impact</text:p>
          </table:table-cell>
          <table:table-cell office:value-type="string" calcext:value-type="string">
            <text:p>Likelihood_Percen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ints failure</text:p>
          </table:table-cell>
          <table:table-cell office:value-type="string" calcext:value-type="string">
            <text:p>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56.6666666666667" calcext:value-type="float">
            <text:p>57</text:p>
          </table:table-cell>
          <table:table-cell table:style-name="ce17" office:value-type="float" office:value="0.0173410404624277" calcext:value-type="float">
            <text:p>0.02</text:p>
          </table:table-cell>
          <table:table-cell table:style-name="ce15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en-down train</text:p>
          </table:table-cell>
          <table:table-cell office:value-type="string" calcext:value-type="string">
            <text:p>Train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float" office:value="0.0476190476190476" calcext:value-type="float">
            <text:p>0.05</text:p>
          </table:table-cell>
          <table:table-cell table:style-name="ce15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calator failure</text:p>
          </table:table-cell>
          <table:table-cell office:value-type="string" calcext:value-type="string">
            <text:p>Stati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33.3333333333333" calcext:value-type="float">
            <text:p>33</text:p>
          </table:table-cell>
          <table:table-cell table:style-name="ce17" office:value-type="float" office:value="0.029126213592233" calcext:value-type="float">
            <text:p>0.03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Stati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33.3333333333333" calcext:value-type="float">
            <text:p>33</text:p>
          </table:table-cell>
          <table:table-cell table:style-name="ce17" office:value-type="float" office:value="0.029126213592233" calcext:value-type="float">
            <text:p>0.03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en on the line</text:p>
          </table:table-cell>
          <table:table-cell office:value-type="string" calcext:value-type="string">
            <text:p>Line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float" office:value="0.0196078431372549" calcext:value-type="float">
            <text:p>0.02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table:style-name="ce7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2"/>
          <table:table-cell table:style-name="ce7" table:number-columns-repeated="2"/>
          <table:table-cell table:style-name="ce18"/>
          <table:table-cell table:style-name="ce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1" office:value-type="string" calcext:value-type="string">
            <text:p>Settings</text:p>
          </table:table-cell>
          <table:table-cell table:style-name="ce14"/>
          <table:table-cell table:number-columns-repeated="6"/>
        </table:table-row>
        <table:table-row table:style-name="ro1">
          <table:table-cell table:style-name="ce22" office:value-type="string" calcext:value-type="string">
            <text:p>Incident_Frequency</text:p>
          </table:table-cell>
          <table:table-cell table:style-name="ce19" office:value-type="float" office:value="75" calcext:value-type="float">
            <text:p>75</text:p>
          </table:table-cell>
          <table:table-cell office:value-type="string" calcext:value-type="string">
            <text:p>%age chance of an incident happening in a round</text:p>
          </table:table-cell>
          <table:table-cell table:number-columns-repeated="5"/>
        </table:table-row>
        <table:table-row table:style-name="ro1" table:number-rows-repeated="13">
          <table:table-cell table:number-columns-repeated="8"/>
        </table:table-row>
        <table:table-row table:style-name="ro1">
          <table:table-cell office:value-type="string" calcext:value-type="string">
            <text:p>Other possibiliti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wage l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vis spot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gnal failure</text:p>
          </table:table-cell>
          <table:table-cell table:number-columns-repeated="6"/>
        </table:table-row>
        <table:table-row table:style-name="ro1" table:number-rows-repeated="1048547">
          <table:table-cell table:number-columns-repeated="8"/>
        </table:table-row>
        <table:table-row table:style-name="ro1">
          <table:table-cell table:number-columns-repeated="8"/>
        </table:table-row>
        <table:named-expressions>
          <table:named-range table:name="Data" table:base-cell-address="$Incident_Types.$G$6" table:cell-range-address="$Incident_Types.$A$1:.$H$6"/>
          <table:named-range table:name="Settings" table:base-cell-address="$Incident_Types.$A$10" table:cell-range-address="$Incident_Types.$A$11:.$B$11"/>
        </table:named-expressions>
      </table:table>
      <table:table table:name="Incident_Respons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6" form:id="control6" form:label="Calculate Impac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overall_response_impacts?language=Python&amp;location=user" xlink:type="simple"/>
              </office:event-listeners>
            </form:button>
          </form:form>
        </office:forms>
        <table:shapes>
          <draw:control draw:z-index="0" draw:text-style-name="P1" svg:width="5.459cm" svg:height="1.301cm" svg:x="2.754cm" svg:y="8.607cm" draw:control="control6"/>
        </table:shapes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"/>
        <table:table-column table:style-name="co5" table:default-cell-style-name="Default"/>
        <table:table-column table:style-name="co16" table:default-cell-style-name="Default"/>
        <table:table-column table:style-name="co17" table:default-cell-style-name="ce6"/>
        <table:table-column table:style-name="co18" table:default-cell-style-name="Default"/>
        <table:table-row table:style-name="ro1">
          <table:table-cell office:value-type="string" calcext:value-type="string">
            <text:p>Incident_Example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Response_Option</text:p>
          </table:table-cell>
          <table:table-cell office:value-type="string" calcext:value-type="string">
            <text:p>Response_Name</text:p>
          </table:table-cell>
          <table:table-cell office:value-type="string" calcext:value-type="string">
            <text:p>Effectiveness_Percent</text:p>
          </table:table-cell>
          <table:table-cell office:value-type="string" calcext:value-type="string">
            <text:p>Time_To_Fix</text:p>
          </table:table-cell>
          <table:table-cell office:value-type="string" calcext:value-type="string">
            <text:p>Reputation_Impact</text:p>
          </table:table-cell>
          <table:table-cell office:value-type="string" calcext:value-type="string">
            <text:p>Passenger_Impact_Percent</text:p>
          </table:table-cell>
          <table:table-cell office:value-type="string" calcext:value-type="string">
            <text:p>Overall_Impact</text:p>
          </table:table-cell>
        </table:table-row>
        <table:table-row table:style-name="ro1">
          <table:table-cell office:value-type="string" calcext:value-type="string">
            <text:p>Points stu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ggle point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d engineer with crowba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-lay points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-boot trai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nd train technicia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w train to depo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calator fail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stai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ricate escalato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mergency escalator maintenan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itten on l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it dow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ce10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d kitten-whispere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ite RSPCA &amp; TV crew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float" office:value="80" calcext:value-type="float">
            <text:p>8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style-name="ce2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office:value-type="string" calcext:value-type="string">
            <text:p>Overall impact: </text:p>
          </table:table-cell>
          <table:table-cell office:value-type="string" calcext:value-type="string">
            <text:p>reputation impact and passenger impact are applied for every step until fixed, so effectively multiplied by time-to-fi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oppage impact is time-to-fix x 5</text:p>
          </table:table-cell>
          <table:table-cell table:number-columns-repeated="7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  <table:named-expressions>
          <table:named-range table:name="Data" table:base-cell-address="$Incident_Responses.$D$22" table:cell-range-address="$Incident_Responses.$A$1:.$I$13"/>
        </table:named-expressions>
      </table:table>
      <table:table table:name="Incident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2" form:control-implementation="ooo:com.sun.star.form.component.CommandButton" xml:id="control7" form:id="control7" form:label="Run Sta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Move trains &amp; generate incidents"/>
              </form:properties>
              <office:event-listeners>
                <script:event-listener script:language="ooo:script" script:event-name="dom:mousedown" xlink:href="vnd.sun.star.script:kitten|test.py$do_stage?language=Python&amp;location=user" xlink:type="simple"/>
              </office:event-listeners>
            </form:button>
            <form:button form:name="Push Button 1" form:control-implementation="ooo:com.sun.star.form.component.CommandButton" xml:id="control8" form:id="control8" form:label="Clear Inciden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clear_incidents?language=Python&amp;location=user" xlink:type="simple"/>
              </office:event-listeners>
            </form:button>
          </form:form>
        </office:forms>
        <table:shapes>
          <draw:control draw:z-index="0" draw:text-style-name="P1" svg:width="4.42cm" svg:height="1.169cm" svg:x="2.972cm" svg:y="0.4cm" draw:control="control7"/>
          <draw:control draw:z-index="1" draw:text-style-name="P1" svg:width="4.394cm" svg:height="1.089cm" svg:x="9.558cm" svg:y="0.478cm" draw:control="control8"/>
        </table:shapes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ce16"/>
        <table:table-column table:style-name="co22" table:default-cell-style-name="Default"/>
        <table:table-column table:style-name="co9" table:default-cell-style-name="Default"/>
        <table:table-column table:style-name="co5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Data_range:</text:p>
          </table:table-cell>
          <table:table-cell office:value-type="string" calcext:value-type="string">
            <text:p>A8:G17</text:p>
          </table:table-cell>
          <table:table-cell office:value-type="string" calcext:value-type="string">
            <text:p>← Don’t dele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cident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ncident_Typ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Response_Option</text:p>
          </table:table-cell>
          <table:table-cell office:value-type="string" calcext:value-type="string">
            <text:p>Response_Start</text:p>
          </table:table-cell>
        </table:table-row>
        <table:table-row table:style-name="ro1">
          <table:table-cell table:style-name="ce29" office:value-type="string" calcext:value-type="string">
            <text:p>Points failure</text:p>
          </table:table-cell>
          <table:table-cell table:style-name="ce29" office:value-type="string" calcext:value-type="string">
            <text:p>Depot, W-E on Test Line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8036061226561" calcext:value-type="float">
            <text:p>1.80</text:p>
          </table:table-cell>
          <table:table-cell table:style-name="ce30" office:value-type="float" office:value="49" calcext:value-type="float">
            <text:p>49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Kitten on the line</text:p>
          </table:table-cell>
          <table:table-cell office:value-type="string" calcext:value-type="string">
            <text:p>Between Station2 and Depot2, W-E on Test Line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1.5349970567847" calcext:value-type="float">
            <text:p>1.53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string" calcext:value-type="string">
            <text:p>*Train 67 at Between Station1 and Depot, E-W on Test Line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1.81796689965905" calcext:value-type="float">
            <text:p>1.82</text:p>
          </table:table-cell>
          <table:table-cell table:style-name="ce30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 failure</text:p>
          </table:table-cell>
          <table:table-cell office:value-type="string" calcext:value-type="string">
            <text:p>Station1, E-W on Test Line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70750596934679" calcext:value-type="float">
            <text:p>1.71</text:p>
          </table:table-cell>
          <table:table-cell table:style-name="ce30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string" calcext:value-type="string">
            <text:p>*Train 68 at Depot2, E-W on Test Line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1.14667256727655" calcext:value-type="float">
            <text:p>1.15</text:p>
          </table:table-cell>
          <table:table-cell table:style-name="ce30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string" calcext:value-type="string">
            <text:p>*Train 66 at Between Station2 and Depot2, W-E on Test Line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1.47832399844589" calcext:value-type="float">
            <text:p>1.48</text:p>
          </table:table-cell>
          <table:table-cell table:style-name="ce30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string" calcext:value-type="string">
            <text:p>*Train 65 at Depot, W-E on Test Line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1.86935233847555" calcext:value-type="float">
            <text:p>1.87</text:p>
          </table:table-cell>
          <table:table-cell table:style-name="ce30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en on the line</text:p>
          </table:table-cell>
          <table:table-cell office:value-type="string" calcext:value-type="string">
            <text:p>Between Station2 and Depot2, W-E on Test Line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1.69821176629907" calcext:value-type="float">
            <text:p>1.70</text:p>
          </table:table-cell>
          <table:table-cell table:style-name="ce30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lator failure</text:p>
          </table:table-cell>
          <table:table-cell office:value-type="string" calcext:value-type="string">
            <text:p>Station1 on Test Line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1.04251276786051" calcext:value-type="float">
            <text:p>1.04</text:p>
          </table:table-cell>
          <table:table-cell table:style-name="ce30" office:value-type="float" office:value="64" calcext:value-type="float">
            <text:p>64</text:p>
          </table:table-cell>
          <table:table-cell table:style-name="ce30"/>
          <table:table-cell/>
        </table:table-row>
        <table:table-row table:style-name="ro1">
          <table:table-cell table:number-columns-repeated="2"/>
          <table:table-cell table:style-name="ce30"/>
          <table:table-cell table:style-name="ce32"/>
          <table:table-cell table:style-name="ce30"/>
          <table:table-cell table:number-columns-repeated="2"/>
        </table:table-row>
        <table:table-row table:style-name="ro1" table:number-rows-repeated="18">
          <table:table-cell table:number-columns-repeated="2"/>
          <table:table-cell table:style-name="ce30"/>
          <table:table-cell table:style-name="ce32"/>
          <table:table-cell table:style-name="ce30" table:number-columns-repeated="3"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Data" table:base-cell-address="$Incidents.$B$6" table:cell-range-address="$Incidents.$A$8:.$F$9"/>
          <table:named-range table:name="Data_Range" table:base-cell-address="$Incidents.$B$1" table:cell-range-address="$Incidents.$B$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05:18:34.147873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18T09:18:33.965779560</meta:creation-date>
    <dc:date>2020-04-25T07:06:58.393953960</dc:date>
    <dc:creator>Simon Lambourn</dc:creator>
    <meta:editing-duration>PT20H7M4S</meta:editing-duration>
    <meta:editing-cycles>102</meta:editing-cycles>
    <meta:generator>LibreOffice/6.3.5.2$Linux_X86_64 LibreOffice_project/30$Build-2</meta:generator>
    <meta:document-statistic meta:table-count="4" meta:cell-count="276" meta:object-count="8"/>
  </office:meta>
</office:document-meta>
</file>